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Normal" style:master-page-name="MP0">
      <style:paragraph-properties fo:margin-top="0.0693in" fo:margin-bottom="0.0693in" loext:contextual-spacing="false" fo:hyphenation-ladder-count="no-limit" style:page-number="auto" fo:break-before="page" style:vertical-align="auto"/>
      <style:text-properties fo:hyphenate="true" loext:hyphenation-no-caps="false"/>
    </style:style>
    <style:style style:name="P4" style:family="paragraph" style:parent-style-name="Normal">
      <style:paragraph-properties fo:margin-top="0.0693in" fo:margin-bottom="0.0693in" loext:contextual-spacing="false" fo:hyphenation-ladder-count="no-limit" style:vertical-align="auto"/>
      <style:text-properties fo:hyphenate="true" loext:hyphenation-no-caps="false"/>
    </style:style>
    <style:style style:name="P5" style:family="paragraph" style:parent-style-name="Normal">
      <style:paragraph-properties fo:margin-top="0.0299in" fo:margin-bottom="0.0299in" loext:contextual-spacing="false" fo:hyphenation-ladder-count="no-limit" style:vertical-align="auto"/>
      <style:text-properties fo:hyphenate="true" loext:hyphenation-no-caps="false"/>
    </style:style>
    <style:style style:name="P6" style:family="paragraph" style:parent-style-name="Normal">
      <style:paragraph-properties fo:margin-top="0.0398in" fo:margin-bottom="0.0398in" loext:contextual-spacing="false" fo:line-height="100%" fo:hyphenation-ladder-count="no-limit" style:vertical-align="auto"/>
      <style:text-properties fo:hyphenate="true" loext:hyphenation-no-caps="false"/>
    </style:style>
    <style:style style:name="P7" style:family="paragraph" style:parent-style-name="Text_20_body">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weight="normal" officeooo:rsid="0019ff18" style:font-weight-asian="normal" style:font-weight-complex="normal"/>
    </style:style>
    <style:style style:name="T3" style:family="text">
      <style:text-properties fo:font-weight="normal" officeooo:rsid="001dd9f0"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729fcf" fo:font-weight="normal" style:font-weight-asian="normal" style:font-weight-complex="normal"/>
    </style:style>
    <style:style style:name="T6" style:family="text">
      <style:text-properties fo:color="#729fcf"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color="#3465a4"/>
    </style:style>
    <style:style style:name="T9" style:family="text">
      <style:text-properties fo:color="#3465a4" fo:font-weight="bold" style:font-weight-asian="bold" style:font-weight-complex="bold"/>
    </style:style>
    <style:style style:name="T10" style:family="text">
      <style:text-properties fo:color="#3465a4"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Strong_20_Emphasis"><text:span text:style-name="T1">The Timeless Value of Mentorship: Illuminating the Path to Personal and Professional Growth</text:span></text:span></text:h>
      <text:h text:style-name="P4" text:outline-level="1"><text:span text:style-name="Strong_20_Emphasis"><text:span text:style-name="T1"/></text:span></text:h>
      <text:h text:style-name="P6" text:outline-level="1"><text:span text:style-name="Strong_20_Emphasis"><text:span text:style-name="T1">Full name: Pavan Sai Prasanth Sabnaveesu</text:span></text:span></text:h>
      <text:h text:style-name="P6" text:outline-level="1"><text:span text:style-name="Strong_20_Emphasis"><text:span text:style-name="T1">Email Address: pavan_sai_prasanth.sabnaveesu@students.tamuk.edu</text:span></text:span></text:h>
      <text:h text:style-name="P6" text:outline-level="1"><text:span text:style-name="Strong_20_Emphasis"><text:span text:style-name="T1">College or University Name: Texas A&amp;M University Kingsville</text:span></text:span></text:h>
      <text:h text:style-name="P6" text:outline-level="1"><text:span text:style-name="Strong_20_Emphasis"><text:span text:style-name="T1">Mailing Address: 700 University Blvd, Kingsville, TX 78363</text:span></text:span></text:h>
      <text:h text:style-name="P4" text:outline-level="1"><text:span text:style-name="Strong_20_Emphasis"><text:span text:style-name="T1"/></text:span></text:h>
      <text:h text:style-name="P5" text:outline-level="1"><text:span text:style-name="Strong_20_Emphasis"><text:span text:style-name="T9">Mentorship:</text:span></text:span><text:span text:style-name="Strong_20_Emphasis"><text:span text:style-name="T1"> A Bestowing for Future Generations- Ethical, perfect, and persistent growth and success in life can be found only through mentorship.</text:span></text:span></text:h>
      <text:h text:style-name="P5" text:outline-level="1"><text:span text:style-name="Strong_20_Emphasis"><text:span text:style-name="T1">The Timeless Value of Mentorship:</text:span></text:span></text:h>
      <text:h text:style-name="P5" text:outline-level="1"><text:span text:style-name="Strong_20_Emphasis"><text:span text:style-name="T1">The mentor-student relationship stands as one of the most powerful and transformative dynamics. Our ancient system is a mentor-disciple relationship where quality is long-lasting. I come from India, where the mentor is always defined as a guru, the epitome of each person's journey, and a torchbearer to lead a successful life. Throughout history, mentorship has played an essential role in human development. It is like a thread-binding generation and piles tales of experience, insights, and shared wisdom. Whether within academic halls or professional settings, the legacy of mentorship elevates brightly. Gurus' vast experience and expertise enabled others and communities to excel in their respective industries. Serving the ever-desiring young minds, often in vulnerable settings, these initiatives present classic role models. Mentorship is an immortal gift, continually giving knowledge, relief, and enlightenment. Reflecting on my dual roles in this range, I recognize the unparalleled influence mentorship employs. As our journeys unfold, let's honor the mentors who've enriched our paths. By embracing the mantle of mentorship, we too can sculpt the futures of those in our wake. In this revered tradition, we unearth humanity's core: lasting bonds, knowledge's eternal flame, and an unquenchable hope that lights the way for the days ahead.</text:span></text:span></text:h>
      <text:h text:style-name="P5" text:outline-level="1"><text:span text:style-name="Strong_20_Emphasis"><text:span text:style-name="T1"/></text:span></text:h>
      <text:h text:style-name="P4" text:outline-level="1"><text:span text:style-name="Strong_20_Emphasis"><text:span text:style-name="T1">This essay roots into the multi-layered sphere of mentorship, observing its many benefits, recounting personal experiences, and celebrating its powers.</text:span></text:span></text:h>
      <text:h text:style-name="P4" text:outline-level="1"><text:span text:style-name="Strong_20_Emphasis"><text:span text:style-name="T1"><text:s/>of Knowledge: Gurus helped me to develop skills and mentors in every field to ensure that hard-earned knowledge is not lost but enhanced, shared, and adapted.</text:span></text:span></text:h>
      <text:h text:style-name="P4" text:outline-level="1"><text:span text:style-name="Strong_20_Emphasis"><text:span text:style-name="T1">Enhanced Productivity: Regular discussions with a mentor will enhance focus, clarity, and productivity, as the mentee can prioritize tasks and goals more effectively.</text:span></text:span></text:h>
      <text:h text:style-name="P4" text:outline-level="1"><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h>
      <text:h text:style-name="P4" text:outline-level="1"><text:span text:style-name="Strong_20_Emphasis"><text:span text:style-name="T1">Personal Growth: Gurus often challenge their mentees to think critically and push past their comfort zones. This can lead to increased self-awareness, self-confidence, and personal development.</text:span></text:span></text:h>
      <text:h text:style-name="P4" text:outline-level="1"><text:span text:style-name="Strong_20_Emphasis"><text:span text:style-name="T1">Rapid Advancement: Mentorship propels both personal and professional growth. Standing on the pillars of mentors' wisdom, newer generations can sidestep common missteps, fast-tracking their development.</text:span></text:span></text:h>
      <text:h text:style-name="P4" text:outline-level="1"><text:soft-page-break/><text:span text:style-name="Strong_20_Emphasis"><text:span text:style-name="T1">Emotional Anchor: In our challenging world, mentorship provides emotional grounding. The bond between a mentor and mentee surpasses professional guidance, offering a haven for personal and emotional counsel.</text:span></text:span></text:h>
      <text:h text:style-name="P4" text:outline-level="1"><text:span text:style-name="Strong_20_Emphasis"><text:span text:style-name="T1">Inculcation of Values: Through mentorship, virtues such as integrity, dedication, and empathy are instilled, creating a more compassionate and ethical society.</text:span></text:span></text:h>
      <text:h text:style-name="P4" text:outline-level="1"><text:span text:style-name="Strong_20_Emphasis"><text:span text:style-name="T1">Empowerment: Gurus empower mentees to challenge norms, dream big, and strive for change, fostering a generation of leaders and innovators.</text:span></text:span></text:h>
      <text:h text:style-name="P4" text:outline-level="1"><text:span text:style-name="Strong_20_Emphasis"><text:span text:style-name="T1">Reduction of Learning Curve: With the direct guidance of a mentor, the time it takes to learn and adapt to new situations or skills can be significantly reduced.</text:span></text:span></text:h>
      <text:h text:style-name="P4" text:outline-level="1"><text:span text:style-name="Strong_20_Emphasis"><text:span text:style-name="T1"><text:s/>Legacy Continuation: Each mentorship connection adds to a continuing legacy. The beacon of a mentor's knowledge and ethos lights the way for subsequent generations, ensuring that past experiences guide future paths.</text:span></text:span></text:h>
      <text:h text:style-name="P4" text:outline-level="1"><text:span text:style-name="Strong_20_Emphasis"><text:span text:style-name="T9">My Mentorship Journey</text:span></text:span></text:h>
      <text:h text:style-name="P4" text:outline-level="1"><text:span text:style-name="Strong_20_Emphasis"><text:span text:style-name="T1">I've been fortunate to embrace both roles as mentor and mentee.</text:span></text:span></text:h>
      <text:h text:style-name="P4" text:outline-level="1"><text:span text:style-name="Strong_20_Emphasis"><text:span text:style-name="T1">As a mentee</text:span></text:span><text:span text:style-name="Strong_20_Emphasis"><text:span text:style-name="T2">s</text:span></text:span></text:h>
      <text:h text:style-name="P4" text:outline-level="1"><text:span text:style-name="Strong_20_Emphasis"><text:span text:style-name="T1">My family is the most influential pillar in my evolutionary journey. My parents always acted as steps on the ladder and my elder brother as a side rail. Family consistently helps me to make good decisions in life. They believed in my abilities, which helped me to boost my self-confidence. The support and encouragement from them motivate me to tackle more significant challenges. I always marveled at the selfless and visionary mentors of my life. My teachers, professors, and friends are also my mentors in life. Gurus' invaluable suggestions, advice, and care played a vital role in my life. Gurus helped me to set clear, achievable goals and provide strategies and resources to meet them. The gurus always provided me with guidance, support, and encouragement, and epitomized mentorship's grandeur. These bonds, often forged through mentorship, evolve into lifelong connections, positively influencing people. In addition to my parents, brothers, professors, and mentors, I had others during my journey. I was also motivated by a variety of role models, such as well-known people or local authorities who acted as beacons and accomplished things that seemed unattainable in special ways. I greatly respect these p</text:span></text:span><text:span text:style-name="Strong_20_Emphasis"><text:span text:style-name="T3">eople</text:span></text:span><text:span text:style-name="Strong_20_Emphasis"><text:span text:style-name="T1">.</text:span></text:span></text:h>
      <text:h text:style-name="P4" text:outline-level="1"><text:span text:style-name="Strong_20_Emphasis"><text:span text:style-name="T9">As a mentor</text:span></text:span></text:h>
      <text:h text:style-name="P4" text:outline-level="1"><text:span text:style-name="Strong_20_Emphasis"><text:span text:style-name="T1">I love to be a mentee to others because I learned a lot of things from my mentors. I follow the giving back to society concept as it is a beautiful self-reflection of returning the favor. I am a mentor for my cousins, youth, and friends. I am very blessed to teach others. I observe different thought processes and innovative ideas from them, and I get an opportunity to learn from them. The enduring trails of these mentorship experiences have reaffirmed its significance. It is not merely a transaction of knowledge but an act of guiding, supporting, and building legacies. Mentorship wields the power of transformation. It opens vistas, fosters growth, and bestows confidence.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text:span></text:span></text:h>
      <text:h text:style-name="P4" text:outline-level="1"><text:span text:style-name="Strong_20_Emphasis"><text:span text:style-name="T9"/></text:span></text:h>
      <text:h text:style-name="P4" text:outline-level="1"><text:soft-page-break/><text:span text:style-name="Strong_20_Emphasis"><text:span text:style-name="T9">Conclusion</text:span></text:span></text:h>
      <text:h text:style-name="P4" text:outline-level="1"><text:span text:style-name="Strong_20_Emphasis"><text:span text:style-name="T1">Mentorship is a bond, a promise, and a responsibility. It is a torch that lights the path for the future, ensuring that the journey forward is not in dusk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progressive future for all. The experiences of being mentored, combined with the inspiration from role models and influential figures, offer a testament to the transformative power of mentorship. It's a flare of hope, guidance, and transformation – a legacy that deepens both the giver and the receiver, influencing generations.</text:span></text:span></text:h>
      <text:h text:style-name="P4" text:outline-level="1"><text:span text:style-name="Strong_20_Emphasis"><text:span text:style-name="T1"/></text:span></text:h>
      <text:h text:style-name="P4" text:outline-level="1"><text:span text:style-name="Strong_20_Emphasis"><text:span text:style-name="T1"><text:s/>Thank you for a great opportunity that reminds me how much in debt I am to all my gurus.</text:span></text:span></text:h>
      <text:h text:style-name="P4" text:outline-level="1"><text:span text:style-name="Strong_20_Emphasis"><text:span text:style-name="T1"><text:s/></text:span></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Normal" style:default-outline-level="1" style:class="text">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fo:hyphenate="true" loext:hyphenation-no-caps="fals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3-09-30T19:33:00Z</meta:creation-date>
    <dc:date>2023-09-30T18:02:16.176653990</dc:date>
    <meta:editing-cycles>13</meta:editing-cycles>
    <meta:editing-duration>PT1H9M1S</meta:editing-duration>
    <meta:document-statistic meta:table-count="0" meta:image-count="0" meta:object-count="0" meta:page-count="3" meta:paragraph-count="29" meta:word-count="1071" meta:character-count="7131" meta:non-whitespace-character-count="6083"/>
    <meta:template xlink:type="simple" xlink:actuate="onRequest" xlink:title="" xlink:href="Normal"/>
  </office:meta>
</office:document-meta>
</file>